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style:font-name="Liberation Serif"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style:font-size-asian="10pt" style:font-size-complex="10pt"/>
    </style:style>
    <style:style style:name="P5" style:family="paragraph" style:parent-style-name="Text_20_body" style:list-style-name="L1"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TML (Hypertext Markup Language):</text:p>
      <text:list xml:id="list3216599235" text:style-name="L1">
        <text:list-item>
          <text:p text:style-name="P4">HTML is the standard markup language for creating the structure and content of web pages.</text:p>
        </text:list-item>
        <text:list-item>
          <text:p text:style-name="P4">Key Concepts:</text:p>
          <text:list>
            <text:list-item>
              <text:p text:style-name="P4">Elements: Building blocks of HTML documents represented by tags.</text:p>
            </text:list-item>
            <text:list-item>
              <text:p text:style-name="P4">Tags: Enclosed in angle brackets (&lt;&gt;) to define elements.</text:p>
            </text:list-item>
            <text:list-item>
              <text:p text:style-name="P4">Attributes: Provide additional information to elements and are specified within the opening tag.</text:p>
            </text:list-item>
          </text:list>
        </text:list-item>
        <text:list-item>
          <text:p text:style-name="P4">Basic Structure:</text:p>
          <text:list>
            <text:list-item>
              <text:p text:style-name="P4">&lt;!DOCTYPE html&gt;: Declares the HTML version.</text:p>
            </text:list-item>
            <text:list-item>
              <text:p text:style-name="P4">&lt;html&gt;: Root element that wraps the entire HTML document.</text:p>
            </text:list-item>
            <text:list-item>
              <text:p text:style-name="P4">&lt;head&gt;: Contains metadata and document-related information.</text:p>
            </text:list-item>
            <text:list-item>
              <text:p text:style-name="P4">&lt;title&gt;: Specifies the title of the web page displayed in the browser tab.</text:p>
            </text:list-item>
            <text:list-item>
              <text:p text:style-name="P4">&lt;body&gt;: Contains the visible content of the web page.</text:p>
            </text:list-item>
          </text:list>
        </text:list-item>
        <text:list-item>
          <text:p text:style-name="P4">Commonly Used Elements:</text:p>
          <text:list>
            <text:list-item>
              <text:p text:style-name="P4">&lt;h1&gt; to &lt;h6&gt;: Headings with descending levels of importance.</text:p>
            </text:list-item>
            <text:list-item>
              <text:p text:style-name="P4">&lt;p&gt;: Paragraphs of text.</text:p>
            </text:list-item>
            <text:list-item>
              <text:p text:style-name="P4">&lt;a&gt;: Hyperlinks (anchors) to navigate to other web pages or sections within the same page.</text:p>
            </text:list-item>
            <text:list-item>
              <text:p text:style-name="P4">&lt;img&gt;: Insert images into the web page.</text:p>
            </text:list-item>
            <text:list-item>
              <text:p text:style-name="P4">&lt;ul&gt;, &lt;ol&gt;: Unordered and ordered lists, respectively.</text:p>
            </text:list-item>
            <text:list-item>
              <text:p text:style-name="P4">&lt;li&gt;: List items within a list.</text:p>
            </text:list-item>
            <text:list-item>
              <text:p text:style-name="P4">&lt;table&gt;: Create tables to display tabular data.</text:p>
            </text:list-item>
            <text:list-item>
              <text:p text:style-name="P4">&lt;form&gt;: Create input forms for user interaction.</text:p>
            </text:list-item>
            <text:list-item>
              <text:p text:style-name="P4">&lt;input&gt;: Input fields for capturing user input.</text:p>
            </text:list-item>
          </text:list>
        </text:list-item>
        <text:list-item>
          <text:p text:style-name="P4">Common Attributes:</text:p>
          <text:list>
            <text:list-item>
              <text:p text:style-name="P4">id: Uniquely identifies an element.</text:p>
            </text:list-item>
            <text:list-item>
              <text:p text:style-name="P4">class: Specifies one or more classes to categorize and style elements.</text:p>
            </text:list-item>
            <text:list-item>
              <text:p text:style-name="P4">src: Specifies the source URL for media elements like images.</text:p>
            </text:list-item>
            <text:list-item>
              <text:p text:style-name="P4">href: Specifies the target URL for hyperlink elements.</text:p>
            </text:list-item>
            <text:list-item>
              <text:p text:style-name="P4">style: Inline CSS styles to apply to an element.</text:p>
            </text:list-item>
            <text:list-item>
              <text:p text:style-name="P4">colspan, rowspan: Define the number of columns or rows a table cell should span.</text:p>
            </text:list-item>
          </text:list>
        </text:list-item>
        <text:list-item>
          <text:p text:style-name="P4">Semantic Elements:</text:p>
          <text:list>
            <text:list-item>
              <text:p text:style-name="P4">&lt;header&gt;, &lt;nav&gt;, &lt;main&gt;, &lt;section&gt;, &lt;article&gt;, &lt;aside&gt;, &lt;footer&gt;: Provide meaning and structure to different parts of the web page.</text:p>
            </text:list-item>
          </text:list>
        </text:list-item>
        <text:list-item>
          <text:p text:style-name="P4">HTML Forms:</text:p>
          <text:list>
            <text:list-item>
              <text:p text:style-name="P4">&lt;form&gt;: Contains form elements for user input.</text:p>
            </text:list-item>
            <text:list-item>
              <text:p text:style-name="P4">&lt;input&gt;: Various input types like text, password, checkbox, radio, etc.</text:p>
            </text:list-item>
            <text:list-item>
              <text:p text:style-name="P4">&lt;select&gt;: Dropdown list for selecting options.</text:p>
            </text:list-item>
            <text:list-item>
              <text:p text:style-name="P4">&lt;textarea&gt;: Multiline text input field. </text:p>
            </text:list-item>
            <text:list-item>
              <text:p text:style-name="P4">&lt;button&gt;: Trigger actions or submit forms.</text:p>
            </text:list-item>
          </text:list>
        </text:list-item>
        <text:list-item>
          <text:p text:style-name="P4">HTML5 APIs:</text:p>
          <text:list>
            <text:list-item>
              <text:p text:style-name="P4">Geolocation: Retrieve the user's geographic location.</text:p>
            </text:list-item>
            <text:list-item>
              <text:p text:style-name="P4">LocalStorage, SessionStorage: Store data locally in the user's browser.</text:p>
            </text:list-item>
            <text:list-item>
              <text:p text:style-name="P4">Canvas: Draw graphics and animations.</text:p>
            </text:list-item>
            <text:list-item>
              <text:p text:style-name="P4">Audio, Video: Embed multimedia content.</text:p>
            </text:list-item>
          </text:list>
        </text:list-item>
        <text:list-item>
          <text:p text:style-name="P4">Validation and Accessibility:</text:p>
          <text:list>
            <text:list-item>
              <text:p text:style-name="P4">Use appropriate tags and attributes for semantic structure.</text:p>
            </text:list-item>
            <text:list-item>
              <text:p text:style-name="P4">Provide alternative text for images using the "alt" attribute.</text:p>
            </text:list-item>
            <text:list-item>
              <text:p text:style-name="P4">Use headings and lists appropriately for hierarchical structure.</text:p>
            </text:list-item>
            <text:list-item>
              <text:p text:style-name="P4">Ensure proper color contrast for readability.</text:p>
            </text:list-item>
          </text:list>
        </text:list-item>
        <text:list-item>
          <text:p text:style-name="P4">Resources for Learning:</text:p>
          <text:list>
            <text:list-item>
              <text:p text:style-name="P2"><text:span text:style-name="T2">Mozilla Developer Network (MDN) HTML documentation: </text:span><text:a xlink:type="simple" xlink:href="https://developer.mozilla.org/en-US/docs/Web/HTML" office:target-frame-name="_new" xlink:show="replace" text:style-name="Internet_20_link" text:visited-style-name="Visited_20_Internet_20_Link"><text:span text:style-name="T2">https://developer.mozilla.org/en-US/docs/Web/HTML</text:span></text:a></text:p>
            </text:list-item>
            <text:list-item>
              <text:p text:style-name="P2"><text:span text:style-name="T2">W3Schools HTML tutorial: </text:span><text:a xlink:type="simple" xlink:href="https://www.w3schools.com/html/" office:target-frame-name="_new" xlink:show="replace" text:style-name="Internet_20_link" text:visited-style-name="Visited_20_Internet_20_Link"><text:span text:style-name="T2">https://www.w3schools.com/html/</text:span></text:a></text:p>
            </text:list-item>
            <text:list-item>
              <text:p text:style-name="P5">HTML Cheat Sheet: Download a printable cheat sheet for quick reference.</text:p>
            </text:list-item>
          </text:list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5:28.975211266</meta:creation-date>
    <dc:date>2023-07-11T15:55:41.925846948</dc:date>
    <meta:editing-duration>PT13S</meta:editing-duration>
    <meta:editing-cycles>1</meta:editing-cycles>
    <meta:document-statistic meta:table-count="0" meta:image-count="0" meta:object-count="0" meta:page-count="2" meta:paragraph-count="51" meta:word-count="420" meta:character-count="2659" meta:non-whitespace-character-count="2339"/>
    <meta:generator>LibreOffice/7.3.7.2$Linux_X86_64 LibreOffice_project/30$Build-2</meta:generator>
  </office:meta>
</office:document-meta>
</file>